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 uF</text:p>
          </table:table-cell>
          <table:table-cell office:value-type="string" calcext:value-type="string">
            <text:p>kmitu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*10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0.00816" calcext:value-type="float">
            <text:p>0.00816</text:p>
          </table:table-cell>
          <table:table-cell table:formula="of:=[.C2]/[.B2]" office:value-type="float" office:value="0.00136" calcext:value-type="float">
            <text:p>0.00136</text:p>
          </table:table-cell>
          <table:table-cell table:formula="of:=[.D2]*[.D2]/4/PI()/PI()/[.A2]*1000000" office:value-type="float" office:value="0.46850915316217" calcext:value-type="float">
            <text:p>0.4685091532</text:p>
          </table:table-cell>
          <table:table-cell table:formula="of:=0.01*[.E2]" office:value-type="float" office:value="0.0046850915316217" calcext:value-type="float">
            <text:p>0.0046850915</text:p>
          </table:table-cell>
          <table:table-cell table:formula="of:=[.$J$4]*[.C2]/[.B2]" office:value-type="float" office:value="0.00000658755146524582" calcext:value-type="float">
            <text:p>6.58755146524582E-006</text:p>
          </table:table-cell>
          <table:table-cell table:formula="of:=[.D2]*1000" office:value-type="float" office:value="1.36" calcext:value-type="float">
            <text:p>1.36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0.01975" calcext:value-type="float">
            <text:p>0.01975</text:p>
          </table:table-cell>
          <table:table-cell table:formula="of:=[.C3]/[.B3]" office:value-type="float" office:value="0.00282142857142857" calcext:value-type="float">
            <text:p>0.0028214286</text:p>
          </table:table-cell>
          <table:table-cell table:formula="of:=[.D3]*[.D3]/4/PI()/PI()/[.A3]*1000000" office:value-type="float" office:value="0.504101966766446" calcext:value-type="float">
            <text:p>0.5041019668</text:p>
          </table:table-cell>
          <table:table-cell table:formula="of:=0.01*[.E3]" office:value-type="float" office:value="0.00504101966766446" calcext:value-type="float">
            <text:p>0.0050410197</text:p>
          </table:table-cell>
          <table:table-cell table:formula="of:=[.$J$4]*[.C3]/[.B3]" office:value-type="float" office:value="0.0000136664014116182" calcext:value-type="float">
            <text:p>1.36664014116182E-005</text:p>
          </table:table-cell>
          <table:table-cell table:formula="of:=[.D3]*1000" office:value-type="float" office:value="2.82142857142857" calcext:value-type="float">
            <text:p>2.821428571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2606" calcext:value-type="float">
            <text:p>0.02606</text:p>
          </table:table-cell>
          <table:table-cell table:formula="of:=[.C4]/[.B4]" office:value-type="float" office:value="0.00434333333333333" calcext:value-type="float">
            <text:p>0.0043433333</text:p>
          </table:table-cell>
          <table:table-cell table:formula="of:=[.D4]*[.D4]/4/PI()/PI()/[.A4]*1000000" office:value-type="float" office:value="0.47784449299615" calcext:value-type="float">
            <text:p>0.477844493</text:p>
          </table:table-cell>
          <table:table-cell table:formula="of:=0.01*[.E4]" office:value-type="float" office:value="0.0047784449299615" calcext:value-type="float">
            <text:p>0.0047784449</text:p>
          </table:table-cell>
          <table:table-cell table:formula="of:=[.$J$4]*[.C4]/[.B4]" office:value-type="float" office:value="0.0000210381851941552" calcext:value-type="float">
            <text:p>2.10381851941552E-005</text:p>
          </table:table-cell>
          <table:table-cell table:formula="of:=[.D4]*1000" office:value-type="float" office:value="4.34333333333333" calcext:value-type="float">
            <text:p>4.3433333333</text:p>
          </table:table-cell>
          <table:table-cell/>
          <table:table-cell table:formula="of:=0.0002/[.C5]" office:value-type="float" office:value="0.00484378784209252" calcext:value-type="float">
            <text:p>0.004843787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0.04129" calcext:value-type="float">
            <text:p>0.04129</text:p>
          </table:table-cell>
          <table:table-cell table:formula="of:=[.C5]/[.B5]" office:value-type="float" office:value="0.008258" calcext:value-type="float">
            <text:p>0.008258</text:p>
          </table:table-cell>
          <table:table-cell table:formula="of:=[.D5]*[.D5]/4/PI()/PI()/[.A5]*1000000" office:value-type="float" office:value="0.539808901754153" calcext:value-type="float">
            <text:p>0.5398089018</text:p>
          </table:table-cell>
          <table:table-cell table:formula="of:=0.01*[.E5]" office:value-type="float" office:value="0.00539808901754153" calcext:value-type="float">
            <text:p>0.005398089</text:p>
          </table:table-cell>
          <table:table-cell table:formula="of:=[.$J$4]*[.C5]/[.B5]" office:value-type="float" office:value="0.00004" calcext:value-type="float">
            <text:p>0.00004</text:p>
          </table:table-cell>
          <table:table-cell table:formula="of:=[.D5]*1000" office:value-type="float" office:value="8.258" calcext:value-type="float">
            <text:p>8.25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7612" calcext:value-type="float">
            <text:p>0.07612</text:p>
          </table:table-cell>
          <table:table-cell table:formula="of:=[.C6]/[.B6]" office:value-type="float" office:value="0.015224" calcext:value-type="float">
            <text:p>0.015224</text:p>
          </table:table-cell>
          <table:table-cell table:formula="of:=[.D6]*[.D6]/4/PI()/PI()/[.A6]*1000000" office:value-type="float" office:value="0.587080714132824" calcext:value-type="float">
            <text:p>0.5870807141</text:p>
          </table:table-cell>
          <table:table-cell table:formula="of:=0.01*[.E6]" office:value-type="float" office:value="0.00587080714132824" calcext:value-type="float">
            <text:p>0.0058708071</text:p>
          </table:table-cell>
          <table:table-cell table:formula="of:=[.$J$4]*[.C6]/[.B6]" office:value-type="float" office:value="0.0000737418261080165" calcext:value-type="float">
            <text:p>7.37418261080165E-005</text:p>
          </table:table-cell>
          <table:table-cell table:formula="of:=[.D6]*1000" office:value-type="float" office:value="15.224" calcext:value-type="float">
            <text:p>15.22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table:formula="of:=AVERAGE([.E2:.E6])" office:value-type="float" office:value="0.515469045762349" calcext:value-type="float">
            <text:p>0.515469045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dev</text:p>
          </table:table-cell>
          <table:table-cell table:formula="of:=STDEV([.E2:.E6])" office:value-type="float" office:value="0.0486587828795598" calcext:value-type="float">
            <text:p>0.04865878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elk chyba</text:p>
          </table:table-cell>
          <table:table-cell table:formula="of:=SQRT([.E9]^2+[.F3]^2)" office:value-type="float" office:value="0.0489192092189758" calcext:value-type="float">
            <text:p>0.0489192092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 uF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table:formula="of:=[.B15]*[.B15]*[.A15]/1000000/4" office:value-type="float" office:value="0.330625" calcext:value-type="float">
            <text:p>0.330625</text:p>
          </table:table-cell>
          <table:table-cell table:formula="of:=2*[.C15]/[.B15]*[.D15]" office:value-type="float" office:value="0.01725" calcext:value-type="float">
            <text:p>0.0172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table:formula="of:=[.B16]*[.B16]*[.A16]/1000000/4" office:value-type="float" office:value="0.33166875" calcext:value-type="float">
            <text:p>0.33166875</text:p>
          </table:table-cell>
          <table:table-cell table:formula="of:=2*[.C16]/[.B16]*[.D16]" office:value-type="float" office:value="0.009975" calcext:value-type="float">
            <text:p>0.00997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table:formula="of:=[.B17]*[.B17]*[.A17]/1000000/4" office:value-type="float" office:value="0.3456" calcext:value-type="float">
            <text:p>0.3456</text:p>
          </table:table-cell>
          <table:table-cell table:formula="of:=2*[.C17]/[.B17]*[.D17]" office:value-type="float" office:value="0.0144" calcext:value-type="float">
            <text:p>0.014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table:formula="of:=[.B18]*[.B18]*[.A18]/1000000/4" office:value-type="float" office:value="0.3698" calcext:value-type="float">
            <text:p>0.3698</text:p>
          </table:table-cell>
          <table:table-cell table:formula="of:=2*[.C18]/[.B18]*[.D18]" office:value-type="float" office:value="0.0172" calcext:value-type="float">
            <text:p>0.017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table:formula="of:=[.B19]*[.B19]*[.A19]/1000000/4" office:value-type="float" office:value="0.34225" calcext:value-type="float">
            <text:p>0.34225</text:p>
          </table:table-cell>
          <table:table-cell table:formula="of:=2*[.C19]/[.B19]*[.D19]" office:value-type="float" office:value="0.0185" calcext:value-type="float">
            <text:p>0.018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formula="of:=AVERAGE([.D15:.D19])" office:value-type="float" office:value="0.34398875" calcext:value-type="float">
            <text:p>0.34398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dev</text:p>
          </table:table-cell>
          <table:table-cell table:formula="of:=STDEV([.D15:.D19])" office:value-type="float" office:value="0.0158288677639148" calcext:value-type="float">
            <text:p>0.01582886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elk chyba</text:p>
          </table:table-cell>
          <table:table-cell table:formula="of:=SQRT([.D22]^2+[.E17]^2)" office:value-type="float" office:value="0.0213989031187933" calcext:value-type="float">
            <text:p>0.021398903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 uF</text:p>
          </table:table-cell>
          <table:table-cell office:value-type="string" calcext:value-type="string">
            <text:p>RkOh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taut</text:p>
          </table:table-cell>
          <table:table-cell office:value-type="string" calcext:value-type="string">
            <text:p>chyba rel</text:p>
          </table:table-cell>
          <table:table-cell/>
          <table:table-cell office:value-type="string" calcext:value-type="string">
            <text:p>Tau*1000</text:p>
          </table:table-cell>
          <table:table-cell office:value-type="string" calcext:value-type="string">
            <text:p>Taut*1000</text:p>
          </table:table-cell>
          <table:table-cell office:value-type="string" calcext:value-type="string">
            <text:p>chyba r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20.34" calcext:value-type="float">
            <text:p>-20.34</text:p>
          </table:table-cell>
          <table:table-cell table:formula="of:=-1/[.C27]" office:value-type="float" office:value="0.0491642084562439" calcext:value-type="float">
            <text:p>0.0491642085</text:p>
          </table:table-cell>
          <table:table-cell table:formula="of:=[.B27]*[.A27]/1000" office:value-type="float" office:value="0.05" calcext:value-type="float">
            <text:p>0.05</text:p>
          </table:table-cell>
          <table:table-cell table:formula="of:=2*ABS([.E27]-[.D27])/([.E27]+[.D27])" office:value-type="float" office:value="0.0168567178978681" calcext:value-type="float">
            <text:p>0.0168567179</text:p>
          </table:table-cell>
          <table:table-cell/>
          <table:table-cell table:formula="of:=[.D27]*1000" office:value-type="float" office:value="49.1642084562439" calcext:value-type="float">
            <text:p>49.1642084562</text:p>
          </table:table-cell>
          <table:table-cell table:formula="of:=[.E27]*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99.96" calcext:value-type="float">
            <text:p>-99.96</text:p>
          </table:table-cell>
          <table:table-cell table:formula="of:=-1/[.C28]" office:value-type="float" office:value="0.0100040016006403" calcext:value-type="float">
            <text:p>0.0100040016</text:p>
          </table:table-cell>
          <table:table-cell table:formula="of:=[.B28]*[.A28]/1000" office:value-type="float" office:value="0.01" calcext:value-type="float">
            <text:p>0.01</text:p>
          </table:table-cell>
          <table:table-cell table:formula="of:=2*ABS([.E28]-[.D28])/([.E28]+[.D28])" office:value-type="float" office:value="0.000400080016003219" calcext:value-type="float">
            <text:p>0.00040008</text:p>
          </table:table-cell>
          <table:table-cell/>
          <table:table-cell table:formula="of:=[.D28]*1000" office:value-type="float" office:value="10.0040016006403" calcext:value-type="float">
            <text:p>10.0040016006</text:p>
          </table:table-cell>
          <table:table-cell table:formula="of:=[.E28]*1000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252.1" calcext:value-type="float">
            <text:p>-252.1</text:p>
          </table:table-cell>
          <table:table-cell table:formula="of:=-1/[.C29]" office:value-type="float" office:value="0.00396667988893296" calcext:value-type="float">
            <text:p>0.0039666799</text:p>
          </table:table-cell>
          <table:table-cell table:formula="of:=[.B29]*[.A29]/1000" office:value-type="float" office:value="0.004" calcext:value-type="float">
            <text:p>0.004</text:p>
          </table:table-cell>
          <table:table-cell table:formula="of:=2*ABS([.E29]-[.D29])/([.E29]+[.D29])" office:value-type="float" office:value="0.0083648675562636" calcext:value-type="float">
            <text:p>0.0083648676</text:p>
          </table:table-cell>
          <table:table-cell/>
          <table:table-cell table:formula="of:=[.D29]*1000" office:value-type="float" office:value="3.96667988893296" calcext:value-type="float">
            <text:p>3.9666798889</text:p>
          </table:table-cell>
          <table:table-cell table:formula="of:=[.E29]*100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510.9" calcext:value-type="float">
            <text:p>-510.9</text:p>
          </table:table-cell>
          <table:table-cell table:formula="of:=-1/[.C30]" office:value-type="float" office:value="0.00195733020160501" calcext:value-type="float">
            <text:p>0.0019573302</text:p>
          </table:table-cell>
          <table:table-cell table:formula="of:=[.B30]*[.A30]/1000" office:value-type="float" office:value="0.002" calcext:value-type="float">
            <text:p>0.002</text:p>
          </table:table-cell>
          <table:table-cell table:formula="of:=2*ABS([.E30]-[.D30])/([.E30]+[.D30])" office:value-type="float" office:value="0.0215649421307746" calcext:value-type="float">
            <text:p>0.0215649421</text:p>
          </table:table-cell>
          <table:table-cell/>
          <table:table-cell table:formula="of:=[.D30]*1000" office:value-type="float" office:value="1.95733020160501" calcext:value-type="float">
            <text:p>1.9573302016</text:p>
          </table:table-cell>
          <table:table-cell table:formula="of:=[.E30]*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1947.16" calcext:value-type="float">
            <text:p>-1947.16</text:p>
          </table:table-cell>
          <table:table-cell table:formula="of:=-1/[.C31]" office:value-type="float" office:value="0.000513568479221019" calcext:value-type="float">
            <text:p>0.0005135685</text:p>
          </table:table-cell>
          <table:table-cell table:formula="of:=[.B31]*[.A31]/1000" office:value-type="float" office:value="0.0005" calcext:value-type="float">
            <text:p>0.0005</text:p>
          </table:table-cell>
          <table:table-cell table:formula="of:=2*ABS([.E31]-[.D31])/([.E31]+[.D31])" office:value-type="float" office:value="0.0267736803169872" calcext:value-type="float">
            <text:p>0.0267736803</text:p>
          </table:table-cell>
          <table:table-cell/>
          <table:table-cell table:formula="of:=[.D31]*1000" office:value-type="float" office:value="0.513568479221019" calcext:value-type="float">
            <text:p>0.5135684792</text:p>
          </table:table-cell>
          <table:table-cell table:formula="of:=[.E31]*1000"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039.13" calcext:value-type="float">
            <text:p>-1039.13</text:p>
          </table:table-cell>
          <table:table-cell table:formula="of:=-1/[.C32]" office:value-type="float" office:value="0.000962343498888493" calcext:value-type="float">
            <text:p>0.0009623435</text:p>
          </table:table-cell>
          <table:table-cell table:formula="of:=[.B32]*[.A32]/1000" office:value-type="float" office:value="0.001" calcext:value-type="float">
            <text:p>0.001</text:p>
          </table:table-cell>
          <table:table-cell table:formula="of:=2*ABS([.E32]-[.D32])/([.E32]+[.D32])" office:value-type="float" office:value="0.0383791126607917" calcext:value-type="float">
            <text:p>0.0383791127</text:p>
          </table:table-cell>
          <table:table-cell/>
          <table:table-cell table:formula="of:=[.D32]*1000" office:value-type="float" office:value="0.962343498888493" calcext:value-type="float">
            <text:p>0.9623434989</text:p>
          </table:table-cell>
          <table:table-cell table:formula="of:=[.E32]*100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1910.28" calcext:value-type="float">
            <text:p>-1910.28</text:p>
          </table:table-cell>
          <table:table-cell table:formula="of:=-1/[.C33]" office:value-type="float" office:value="0.000523483468392068" calcext:value-type="float">
            <text:p>0.0005234835</text:p>
          </table:table-cell>
          <table:table-cell table:formula="of:=[.B33]*[.A33]/1000" office:value-type="float" office:value="0.0005" calcext:value-type="float">
            <text:p>0.0005</text:p>
          </table:table-cell>
          <table:table-cell table:formula="of:=2*ABS([.E33]-[.D33])/([.E33]+[.D33])" office:value-type="float" office:value="0.0458892969301432" calcext:value-type="float">
            <text:p>0.0458892969</text:p>
          </table:table-cell>
          <table:table-cell/>
          <table:table-cell table:formula="of:=[.D33]*1000" office:value-type="float" office:value="0.523483468392068" calcext:value-type="float">
            <text:p>0.5234834684</text:p>
          </table:table-cell>
          <table:table-cell table:formula="of:=[.E33]*1000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520.26" calcext:value-type="float">
            <text:p>-520.26</text:p>
          </table:table-cell>
          <table:table-cell table:formula="of:=-1/[.C34]" office:value-type="float" office:value="0.00192211586514435" calcext:value-type="float">
            <text:p>0.0019221159</text:p>
          </table:table-cell>
          <table:table-cell table:formula="of:=[.B34]*[.A34]/1000" office:value-type="float" office:value="0.002" calcext:value-type="float">
            <text:p>0.002</text:p>
          </table:table-cell>
          <table:table-cell table:formula="of:=2*ABS([.E34]-[.D34])/([.E34]+[.D34])" office:value-type="float" office:value="0.0397153666712407" calcext:value-type="float">
            <text:p>0.0397153667</text:p>
          </table:table-cell>
          <table:table-cell/>
          <table:table-cell table:formula="of:=[.D34]*1000" office:value-type="float" office:value="1.92211586514435" calcext:value-type="float">
            <text:p>1.9221158651</text:p>
          </table:table-cell>
          <table:table-cell table:formula="of:=[.E34]*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261.44" calcext:value-type="float">
            <text:p>-261.44</text:p>
          </table:table-cell>
          <table:table-cell table:formula="of:=-1/[.C35]" office:value-type="float" office:value="0.0038249694002448" calcext:value-type="float">
            <text:p>0.0038249694</text:p>
          </table:table-cell>
          <table:table-cell table:formula="of:=[.B35]*[.A35]/1000" office:value-type="float" office:value="0.004" calcext:value-type="float">
            <text:p>0.004</text:p>
          </table:table-cell>
          <table:table-cell table:formula="of:=2*ABS([.E35]-[.D35])/([.E35]+[.D35])" office:value-type="float" office:value="0.0447364304708275" calcext:value-type="float">
            <text:p>0.0447364305</text:p>
          </table:table-cell>
          <table:table-cell/>
          <table:table-cell table:formula="of:=[.D35]*1000" office:value-type="float" office:value="3.8249694002448" calcext:value-type="float">
            <text:p>3.8249694002</text:p>
          </table:table-cell>
          <table:table-cell table:formula="of:=[.E35]*1000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73.38" calcext:value-type="float">
            <text:p>-173.38</text:p>
          </table:table-cell>
          <table:table-cell table:formula="of:=-1/[.C36]" office:value-type="float" office:value="0.00576767793286423" calcext:value-type="float">
            <text:p>0.0057676779</text:p>
          </table:table-cell>
          <table:table-cell table:formula="of:=[.B36]*[.A36]/1000" office:value-type="float" office:value="0.006" calcext:value-type="float">
            <text:p>0.006</text:p>
          </table:table-cell>
          <table:table-cell table:formula="of:=2*ABS([.E36]-[.D36])/([.E36]+[.D36])" office:value-type="float" office:value="0.0394847765992903" calcext:value-type="float">
            <text:p>0.0394847766</text:p>
          </table:table-cell>
          <table:table-cell/>
          <table:table-cell table:formula="of:=[.D36]*1000" office:value-type="float" office:value="5.76767793286423" calcext:value-type="float">
            <text:p>5.7676779329</text:p>
          </table:table-cell>
          <table:table-cell table:formula="of:=[.E36]*100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04.218" calcext:value-type="float">
            <text:p>-104.218</text:p>
          </table:table-cell>
          <table:table-cell table:formula="of:=-1/[.C37]" office:value-type="float" office:value="0.00959527145022933" calcext:value-type="float">
            <text:p>0.0095952715</text:p>
          </table:table-cell>
          <table:table-cell table:formula="of:=[.B37]*[.A37]/1000" office:value-type="float" office:value="0.01" calcext:value-type="float">
            <text:p>0.01</text:p>
          </table:table-cell>
          <table:table-cell table:formula="of:=2*ABS([.E37]-[.D37])/([.E37]+[.D37])" office:value-type="float" office:value="0.0413087974615362" calcext:value-type="float">
            <text:p>0.0413087975</text:p>
          </table:table-cell>
          <table:table-cell/>
          <table:table-cell table:formula="of:=[.D37]*1000" office:value-type="float" office:value="9.59527145022933" calcext:value-type="float">
            <text:p>9.5952714502</text:p>
          </table:table-cell>
          <table:table-cell table:formula="of:=[.E37]*1000"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23:29:58.521216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11-28T03:01:13.879179351</dc:date>
    <dc:creator>Vladislav Wohlrath</dc:creator>
    <meta:editing-duration>PT1H14M1S</meta:editing-duration>
    <meta:editing-cycles>6</meta:editing-cycles>
    <meta:document-statistic meta:table-count="1" meta:cell-count="188" meta:object-count="0"/>
  </office:meta>
</office:document-meta>
</file>